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Titre1" style:family="paragraph">
      <style:paragraph-properties fo:text-align="justify"/>
    </style:style>
  </office:automatic-styles>
  <office:body>
    <office:text text:use-soft-page-breaks="true">
      <text:p text:style-name="P1">Journal de développeur :<text:s/></text:p>
      <text:p text:style-name="P2">De Valentin Charlemagne</text:p>
      <text:h text:style-name="P3" text:outline-level="1">Lundi 6 mars :</text:h>
      <text:p text:style-name="Normal">Présentation du proje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6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 Charlemagne</meta:initial-creator>
    <dc:creator>Valentin Charlemagne</dc:creator>
    <meta:creation-date>2023-03-20T04:42:00Z</meta:creation-date>
    <dc:date>2023-03-20T04:44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" meta:character-count="87" meta:row-count="1" meta:non-whitespace-character-count="75"/>
  </office:meta>
</office:document-meta>
</file>